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NO BELIEVER SHOULD BE JUDGED BY ANOTHER BELIEVER DOWN HERE (14:1-8, 13-23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NO BELIEVER SHOULD BE JUDGED BY ANOTHER BELIEVER DOWN HERE (14:1-8, 13-23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e are not to criticize others' legalism (14:1-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We are not to criticize others' legalism (14:1-8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ules (14:1-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ules (14:1-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Don't judge in matters of diet (14:1-4, 6b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Don't judge in matters of days (14:5-6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We are not to criticize others' legalism (14:1-8).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rules (14:1-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reason (14:7-8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NO BELIEVER SHOULD BE JUDGED BY ANOTHER BELIEVER DOWN HERE (14:1-8, 13-23).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e are not to criticize others' legalism (14:1-8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e are not to corrupt our liberty (14:13-23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We are not to corrupt our liberty (14:13-23).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mature Christian is not to become a stumbling block (14:13-18).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mature Christian is not to become a stumbling block (14:13-18).<text:s text:c="1"/></text:span><text:span text:style-name="a517" text:class-names=""/></text:p>
          </draw:text-box>
          <svg:title/>
          <svg:desc/>
        </draw:frame>
        <draw:frame draw:id="id98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He is not to permit good and lawful things to be viewed as evil and lawless (14:13-16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 is not to forget that love is more important than personal liberties (14:17-18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We are not to corrupt our liberty (14:13-23).<text:s text:c="1"/></text:span><text:span text:style-name="a532" text:class-names=""/></text:p>
          </draw:text-box>
          <svg:title/>
          <svg:desc/>
        </draw:frame>
        <draw:frame draw:id="id100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mature Christian is not to become a stumbling block (14:13-18)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mature Christian is to become a stepping-stone (14:19-23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NO BELIEVER SHOULD BE JUDGED BY ANOTHER BELIEVER DOWN HERE (14:1-8, 13-23).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We are not to criticize others' legalism (14:1-8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We are not to corrupt our liberty (14:13-23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ROMANS 14</text:span><text:span text:style-name="a562" text:class-names=""/></text:p>
          </draw:text-box>
          <svg:title/>
          <svg:desc/>
        </draw:frame>
        <draw:frame draw:id="id104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NO BELIEVER SHOULD BE JUDGED BY ANOTHER BELIEVER DOWN HERE (14:1-8, 13-23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EVERY BELIEVER WILL BE JUDGED BY THE SAVIOR UP THERE (14:9-12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2" draw:style-name="a575" draw:master-page-name="Master1-Layout12-tx-Title-and-Text" presentation:presentation-page-layout-name="Master1-PPL12" draw:id="Slide-267">
        <draw:frame draw:id="id105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EVERY BELIEVER WILL BE JUDGED BY THE SAVIOR UP THERE (14:9-12).<text:s text:c="1"/></text:span><text:span text:style-name="a577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foundation of this judgment (14: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forbearance in light of this judgment (14:1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features of this judgment (14:11-12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features of this judgment (14:11-12)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Every knee will bow (14:11a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Every tongue will confess (14:11b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Everyone will give an account to the Lord (14:12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EVERY BELIEVER WILL BE JUDGED BY THE SAVIOR UP THERE (14:9-12).<text:s text:c="1"/></text:span><text:span text:style-name="a613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foundation of this judgment (14: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forbearance in light of this judgment (14:10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features of this judgment (14:11-12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ROMANS 14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NO BELIEVER SHOULD BE JUDGED BY ANOTHER BELIEVER DOWN HERE (14:1-8, 13-23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EVERY BELIEVER WILL BE JUDGED BY THE SAVIOR UP THERE (14:9-12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4</dc:title>
    <meta:initial-creator>David STRICKLAND</meta:initial-creator>
    <dc:creator>David STRICKLAND</dc:creator>
    <meta:creation-date>2020-02-23T23:22:37Z</meta:creation-date>
    <dc:date>2020-02-23T23:22:37Z</dc:date>
    <meta:template xlink:href="BibleStudy" xlink:type="simple"/>
    <meta:editing-cycles>1</meta:editing-cycles>
    <meta:editing-duration>PT0S</meta:editing-duration>
    <meta:document-statistic meta:paragraph-count="44" meta:word-count="484"/>
  </office:meta>
</office:document-meta>
</file>